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🎯 Goal for Today:</text:h>
      <text:list text:style-name="L1">
        <text:list-item>
          <text:p text:style-name="P5">Understand what <text:span text:style-name="Source_20_Text">terraform.tfstate</text:span> is and why it's important.</text:p>
        </text:list-item>
        <text:list-item>
          <text:p text:style-name="P5">Know how to use a <text:span text:style-name="Strong_20_Emphasis">remote backend (S3)</text:span>.</text:p>
        </text:list-item>
        <text:list-item>
          <text:p text:style-name="P5">Implement <text:span text:style-name="Strong_20_Emphasis">state locking using DynamoDB</text:span>.</text:p>
        </text:list-item>
        <text:list-item>
          <text:p text:style-name="P5">Practice: Move your local state to S3 with DynamoDB locking.</text:p>
        </text:list-item>
      </text:list>
      <text:p text:style-name="Horizontal_20_Line"/>
      <text:h text:style-name="Heading_20_2" text:outline-level="2">🧠 1. What is <text:span text:style-name="Source_20_Text">terraform.tfstate</text:span>?</text:h>
      <text:p text:style-name="Text_20_body">Terraform keeps track of the <text:span text:style-name="Strong_20_Emphasis">real-world infrastructure</text:span> it creates using a file called <text:span text:style-name="Source_20_Text">terraform.tfstate</text:span>.</text:p>
      <text:h text:style-name="Heading_20_3" text:outline-level="3">📂 Local State (Default Behavior)</text:h>
      <text:p text:style-name="Text_20_body">By default, this file is stored <text:span text:style-name="Strong_20_Emphasis">locally</text:span> in your project directory.</text:p>
      <text:p text:style-name="Preformatted_20_Text">bash</text:p>
      <text:p text:style-name="Preformatted_20_Text">CopyEdit</text:p>
      <text:p text:style-name="P1"><text:span text:style-name="Source_20_Text">terraform.tfstate <text:s text:c="8"/># Current state</text:span></text:p>
      <text:p text:style-name="P4"><text:span text:style-name="Source_20_Text">terraform.tfstate.backup <text:s/># Previous state</text:span></text:p>
      <text:p text:style-name="Text_20_body">If this file is deleted, Terraform <text:span text:style-name="Strong_20_Emphasis">loses track</text:span> of what resources it has created. That's dangerous!</text:p>
      <text:p text:style-name="Horizontal_20_Line"/>
      <text:h text:style-name="Heading_20_2" text:outline-level="2">📦 2. Why Use Remote Backend?</text:h>
      <text:p text:style-name="Text_20_body">When working in teams or with CI/CD, it's unsafe to keep state locally.</text:p>
      <text:h text:style-name="Heading_20_3" text:outline-level="3">✅ Benefits of Remote Backend (e.g., AWS S3)</text:h>
      <text:list text:style-name="L2">
        <text:list-item>
          <text:p text:style-name="P6">Shared across team members</text:p>
        </text:list-item>
        <text:list-item>
          <text:p text:style-name="P6">Centralized storage</text:p>
        </text:list-item>
        <text:list-item>
          <text:p text:style-name="P6">Secure &amp; versioned</text:p>
        </text:list-item>
        <text:list-item>
          <text:p text:style-name="P6">Can use <text:span text:style-name="Strong_20_Emphasis">locking</text:span> to prevent race conditions</text:p>
        </text:list-item>
      </text:list>
      <text:p text:style-name="Horizontal_20_Line"/>
      <text:h text:style-name="Heading_20_2" text:outline-level="2">🛠️ 3. Backend Setup: S3 + DynamoDB</text:h>
      <text:h text:style-name="Heading_20_3" text:outline-level="3">Step 1: Create Resources</text:h>
      <text:p text:style-name="Preformatted_20_Text">bash</text:p>
      <text:p text:style-name="Preformatted_20_Text">CopyEdit</text:p>
      <text:p text:style-name="P1"><text:span text:style-name="Source_20_Text">aws s3api create-bucket --bucket my-tf-state-bucket --region ap-south-1</text:span></text:p>
      <text:p text:style-name="P3"/>
      <text:p text:style-name="P3"><text:span text:style-name="Source_20_Text">aws dynamodb create-table \</text:span></text:p>
      <text:p text:style-name="P3"><text:span text:style-name="Source_20_Text"><text:s text:c="2"/>--table-name terraform-locks \</text:span></text:p>
      <text:p text:style-name="P3"><text:soft-page-break/><text:span text:style-name="Source_20_Text"><text:s text:c="2"/>--attribute-definitions AttributeName=LockID,AttributeType=S \</text:span></text:p>
      <text:p text:style-name="P3"><text:span text:style-name="Source_20_Text"><text:s text:c="2"/>--key-schema AttributeName=LockID,KeyType=HASH \</text:span></text:p>
      <text:p text:style-name="P4"><text:span text:style-name="Source_20_Text"><text:s text:c="2"/>--billing-mode PAY_PER_REQUEST</text:span></text:p>
      <text:p text:style-name="Horizontal_20_Line"/>
      <text:h text:style-name="Heading_20_3" text:outline-level="3">Step 2: Backend Configuration in <text:span text:style-name="Source_20_Text">main.tf</text:span></text:h>
      <text:p text:style-name="Preformatted_20_Text">hcl</text:p>
      <text:p text:style-name="Preformatted_20_Text">CopyEdit</text:p>
      <text:p text:style-name="P1"><text:span text:style-name="Source_20_Text">terraform {</text:span></text:p>
      <text:p text:style-name="P3"><text:span text:style-name="Source_20_Text"><text:s text:c="2"/>backend "s3" {</text:span></text:p>
      <text:p text:style-name="P3"><text:span text:style-name="Source_20_Text"><text:s text:c="4"/>bucket <text:s text:c="8"/>= "my-tf-state-bucket"</text:span></text:p>
      <text:p text:style-name="P3"><text:span text:style-name="Source_20_Text"><text:s text:c="4"/>key <text:s text:c="11"/>= "dev/terraform.tfstate"</text:span></text:p>
      <text:p text:style-name="P3"><text:span text:style-name="Source_20_Text"><text:s text:c="4"/>region <text:s text:c="8"/>= "ap-south-1"</text:span></text:p>
      <text:p text:style-name="P3"><text:span text:style-name="Source_20_Text"><text:s text:c="4"/>dynamodb_table = "terraform-locks"</text:span></text:p>
      <text:p text:style-name="P3"><text:span text:style-name="Source_20_Text"><text:s text:c="4"/>encrypt <text:s text:c="7"/>= true</text:span></text:p>
      <text:p text:style-name="P3"><text:span text:style-name="Source_20_Text"><text:s text:c="2"/>}</text:span></text:p>
      <text:p text:style-name="P4"><text:span text:style-name="Source_20_Text">}</text:span></text:p>
      <text:h text:style-name="Heading_20_3" text:outline-level="3">Step 3: Initialize Backend</text:h>
      <text:p text:style-name="Preformatted_20_Text">bash</text:p>
      <text:p text:style-name="Preformatted_20_Text">CopyEdit</text:p>
      <text:p text:style-name="P2"><text:span text:style-name="Source_20_Text">terraform init</text:span></text:p>
      <text:p text:style-name="Text_20_body">Terraform will ask to copy existing local state to S3.</text:p>
      <text:p text:style-name="Horizontal_20_Line"/>
      <text:h text:style-name="Heading_20_2" text:outline-level="2">🧪 Practice Task</text:h>
      <text:h text:style-name="Heading_20_3" text:outline-level="3">✅ Goal: Migrate your state file to a remote backend</text:h>
      <text:list text:style-name="L3">
        <text:list-item>
          <text:p text:style-name="P7">Create a test Terraform project (e.g., create an S3 bucket).</text:p>
        </text:list-item>
        <text:list-item>
          <text:p text:style-name="P7">Apply it locally.</text:p>
        </text:list-item>
        <text:list-item>
          <text:p text:style-name="P7">Configure backend to use S3 + DynamoDB.</text:p>
        </text:list-item>
        <text:list-item>
          <text:p text:style-name="P7">Run <text:span text:style-name="Source_20_Text">terraform init</text:span> to move state to S3.</text:p>
        </text:list-item>
        <text:list-item>
          <text:p text:style-name="P7">Check S3 bucket → you’ll see <text:span text:style-name="Source_20_Text">terraform.tfstate</text:span> file.</text:p>
        </text:list-item>
        <text:list-item>
          <text:p text:style-name="P7">Locking test: Run <text:span text:style-name="Source_20_Text">terraform apply</text:span> in two terminals to see DynamoDB locking in action.</text:p>
        </text:list-item>
      </text:list>
      <text:p text:style-name="Horizontal_20_Line"/>
      <text:h text:style-name="Heading_20_2" text:outline-level="2">❓ Interview Questions</text:h>
      <text:h text:style-name="Heading_20_3" text:outline-level="3">🧾 Terraform State</text:h>
      <text:list text:style-name="L4">
        <text:list-item>
          <text:p text:style-name="P8">What is <text:span text:style-name="Source_20_Text">terraform.tfstate</text:span> and why is it needed?</text:p>
        </text:list-item>
        <text:list-item>
          <text:p text:style-name="P8">What happens if the <text:span text:style-name="Source_20_Text">.tfstate</text:span> file is deleted or corrupted?</text:p>
        </text:list-item>
        <text:list-item>
          <text:p text:style-name="P8"><text:soft-page-break/>What is <text:span text:style-name="Source_20_Text">.tfstate.backup</text:span> used for?</text:p>
        </text:list-item>
      </text:list>
      <text:h text:style-name="Heading_20_3" text:outline-level="3">📦 Remote Backend</text:h>
      <text:list text:style-name="L5">
        <text:list-item>
          <text:p text:style-name="P9">Why should we use a remote backend like S3?</text:p>
        </text:list-item>
        <text:list-item>
          <text:p text:style-name="P9">What happens when two users run <text:span text:style-name="Source_20_Text">terraform apply</text:span> at the same time?</text:p>
        </text:list-item>
        <text:list-item>
          <text:p text:style-name="P9">How does DynamoDB help with state locking?</text:p>
        </text:list-item>
        <text:list-item>
          <text:p text:style-name="P9">Can we store state files in Git?</text:p>
        </text:list-item>
      </text:list>
      <text:h text:style-name="Heading_20_3" text:outline-level="3">⚙️ Advanced</text:h>
      <text:list text:style-name="L6">
        <text:list-item>
          <text:p text:style-name="P10">What is the <text:span text:style-name="Source_20_Text">key</text:span> in backend config and why is it important?</text:p>
        </text:list-item>
        <text:list-item>
          <text:p text:style-name="P10">How do you handle state file versioning?</text:p>
        </text:list-item>
        <text:list-item>
          <text:p text:style-name="P10">How do you migrate state from local to remote backend?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00:30:17.648211600</meta:creation-date>
    <dc:date>2025-07-29T00:30:41.235310096</dc:date>
    <meta:editing-duration>PT24S</meta:editing-duration>
    <meta:editing-cycles>1</meta:editing-cycles>
    <meta:document-statistic meta:table-count="0" meta:image-count="0" meta:object-count="0" meta:page-count="3" meta:paragraph-count="70" meta:word-count="413" meta:character-count="2536" meta:non-whitespace-character-count="2148"/>
    <meta:generator>LibreOffice/24.2.7.2$Linux_X86_64 LibreOffice_project/420$Build-2</meta:generator>
  </office:meta>
</office:document-meta>
</file>